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ddenInputTag.setDisabled(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ddenInputTag.is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ddenInputTag.writeTagContent( TagWriter tag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iddenInputTag.isValidDynamicAttribute( String local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